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/>
      <style:paragraph-properties style:writing-mode="lr-tb"/>
    </style:style>
    <style:style style:name="pr4" style:family="presentation" style:parent-style-name="Blue_5f_Curve1-outline1">
      <style:graphic-properties fo:min-height="5.576cm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layer="layout" svg:width="25cm" svg:height="3cm" svg:x="1.5cm" svg:y="4.5cm" presentation:class="title" presentation:user-transformed="true">
          <draw:text-box>
            <text:p>Representación mental:<text:line-break/>Formación de concepto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 presentation:placeholder="true">
          <draw:text-box/>
        </draw:frame>
        <draw:frame presentation:style-name="pr4" draw:layer="layout" svg:width="26cm" svg:height="10cm" svg:x="1cm" svg:y="3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ans" fo:font-size="24pt" fo:language="en" fo:country="US" style:font-name-asian="Cantarell" style:font-size-asian="24pt" style:language-asian="zh" style:country-asian="CN" style:font-name-complex="Free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loext:color-lum-mod="100%" loext:color-lum-off="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loext:color-lum-mod="100%" loext:color-lum-off="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color="#009bdd" draw:fill="gradient" draw:fill-gradient-name="Gradient_20_7" draw:gradient-step-count="64" draw:opacity="100%" draw:textarea-vertical-align="middle" fo:min-height="2.612cm" fo:min-width="28.001cm" draw:shadow="visible" draw:shadow-offset-x="0cm" draw:shadow-offset-y="0.03cm" draw:shadow-color="#009bdd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 draw:gradient-step-count="64" draw:opacity="100%"/>
      <style:paragraph-properties fo:text-align="center"/>
    </style:style>
    <style:style style:name="MP6" style:family="paragraph">
      <style:text-properties fo:font-size="14pt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style:paragraph-properties fo:text-align="end"/>
      <style:text-properties fo:font-size="14pt" style:font-size-asian="14pt" style:font-size-complex="14pt"/>
    </style:style>
    <style:style style:name="MP10" style:family="paragraph">
      <style:paragraph-properties fo:text-align="center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 presentation:class="date-time">
        <draw:text-box>
          <text:p text:style-name="MP6"><text:span text:style-name="MT1"><presentation:date-time/></text:span></text:p>
        </draw:text-box>
      </draw:frame>
      <draw:frame presentation:style-name="Mpr1" draw:text-style-name="MP8" draw:layer="backgroundobjects" svg:width="9cm" svg:height="1cm" svg:x="9.5cm" svg:y="14.5cm" presentation:class="footer">
        <draw:text-box>
          <text:p text:style-name="MP7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 presentation:class="page-number">
        <draw:text-box>
          <text:p text:style-name="MP9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draw:style-name="Mgr4" draw:text-style-name="MP10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10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8" draw:layer="backgroundobjects" svg:width="9cm" svg:height="1cm" svg:x="9.5cm" svg:y="14.5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2T14:21:39.872266211</meta:creation-date>
    <meta:editing-duration>PT26M14S</meta:editing-duration>
    <meta:editing-cycles>2</meta:editing-cycles>
    <meta:generator>LibreOffice/7.5.2.2$Linux_X86_64 LibreOffice_project/50$Build-2</meta:generator>
    <dc:title>Blue Curve</dc:title>
    <dc:date>2023-04-22T14:47:53.897012211</dc:date>
    <meta:document-statistic meta:object-count="42"/>
  </office:meta>
</office:document-meta>
</file>